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s_19.mp3" manifest:media-type="application/vnd.sun.star.media"/>
  <manifest:file-entry manifest:full-path="Media/s_12.mp3" manifest:media-type="application/vnd.sun.star.media"/>
  <manifest:file-entry manifest:full-path="Media/s_03.mp3" manifest:media-type="application/vnd.sun.star.media"/>
  <manifest:file-entry manifest:full-path="Media/s_15.mp3" manifest:media-type="application/vnd.sun.star.media"/>
  <manifest:file-entry manifest:full-path="Media/s_13.mp3" manifest:media-type="application/vnd.sun.star.media"/>
  <manifest:file-entry manifest:full-path="Media/s_14.mp3" manifest:media-type="application/vnd.sun.star.media"/>
  <manifest:file-entry manifest:full-path="Media/s_02.mp3" manifest:media-type="application/vnd.sun.star.media"/>
  <manifest:file-entry manifest:full-path="Media/s_06.mp3" manifest:media-type="application/vnd.sun.star.media"/>
  <manifest:file-entry manifest:full-path="Media/s_18.mp3" manifest:media-type="application/vnd.sun.star.media"/>
  <manifest:file-entry manifest:full-path="Media/s_08.mp3" manifest:media-type="application/vnd.sun.star.media"/>
  <manifest:file-entry manifest:full-path="Media/s_10.mp3" manifest:media-type="application/vnd.sun.star.media"/>
  <manifest:file-entry manifest:full-path="Media/s_07.mp3" manifest:media-type="application/vnd.sun.star.media"/>
  <manifest:file-entry manifest:full-path="Media/s_05.mp3" manifest:media-type="application/vnd.sun.star.media"/>
  <manifest:file-entry manifest:full-path="Media/s_17.mp3" manifest:media-type="application/vnd.sun.star.media"/>
  <manifest:file-entry manifest:full-path="Media/s_11.mp3" manifest:media-type="application/vnd.sun.star.media"/>
  <manifest:file-entry manifest:full-path="Media/s_09.mp3" manifest:media-type="application/vnd.sun.star.media"/>
  <manifest:file-entry manifest:full-path="Media/s_16.mp3" manifest:media-type="application/vnd.sun.star.media"/>
  <manifest:file-entry manifest:full-path="Media/s_04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ffffff" loext:opacity="1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6f9d4" loext:opacity="100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/>
    </style:style>
    <style:style style:name="T4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00" loext:opacity="100%" fo:font-weight="bold" style:font-weight-asian="bold" style:font-weight-complex="bold"/>
    </style:style>
    <style:style style:name="T7" style:family="text">
      <style:text-properties fo:color="#f6f9d4" loext:opacity="100%"/>
    </style:style>
    <style:style style:name="T8" style:family="text">
      <style:text-properties fo:color="#f6f9d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(No Sound) 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4">S</text:span><text:span text:style-name="T5">.W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7">Strengths</text:span></text:p>
              </text:list-item>
              <text:list-item>
                <text:p><text:span text:style-name="T7">Abstraction</text:span></text:p>
              </text:list-item>
              <text:list-item>
                <text:p><text:span text:style-name="T7">Consistency</text:span></text:p>
              </text:list-item>
              <text:list-item>
                <text:p><text:span text:style-name="T7">Scalability</text:span></text:p>
              </text:list-item>
              <text:list-item>
                <text:p><text:span text:style-name="T7">Flexibility</text:span></text:p>
              </text:list-item>
            </text:list>
          </draw:text-box>
        </draw:frame>
        <draw:frame draw:style-name="standard" draw:layer="layout" svg:width="0.254cm" svg:height="0.254cm" svg:x="0.254cm" svg:y="0.254cm">
          <draw:plugin xlink:href="Media/s_0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This is S.W.O.T. Analysis of the Abstract Factory design pattern using C++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4">S</text:span><text:span text:style-name="T5">.W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S</text:span><text:span text:style-name="T7">trengths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standard" draw:layer="layout" svg:width="0.254cm" svg:height="0.254cm" svg:x="0.254cm" svg:y="0.254cm">
          <draw:plugin xlink:href="Media/s_0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S Strengths</text:p>
              <text:p text:style-name="P2"/>
              <text:p text:style-name="P2"/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4">S</text:span><text:span text:style-name="T5">.W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S</text:span><text:span text:style-name="T7">trengths</text:span></text:p>
                <text:list>
                  <text:list-item>
                    <text:p><text:span text:style-name="T7">Abstraction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standard" draw:layer="layout" svg:width="0.254cm" svg:height="0.254cm" svg:x="0.254cm" svg:y="0.254cm">
          <draw:plugin xlink:href="Media/s_0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Abstraction: The Abstract Factory design pattern provides a high level of abstraction. It decouples the client code from the concrete classes it needs to instantiate, promoting loose coupling and flexibility.</text:p>
              <text:p text:style-name="P2"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4">S</text:span><text:span text:style-name="T5">.W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S</text:span><text:span text:style-name="T7">trengths</text:span></text:p>
                <text:list>
                  <text:list-item>
                    <text:p><text:span text:style-name="T7">Abstraction</text:span></text:p>
                  </text:list-item>
                  <text:list-item>
                    <text:p><text:span text:style-name="T7">Consistency</text:span></text:p>
                  </text:list-item>
                </text:list>
              </text:list-item>
            </text:list>
          </draw:text-box>
        </draw:frame>
        <draw:frame draw:style-name="standard" draw:layer="layout" svg:width="0.254cm" svg:height="0.254cm" svg:x="0.254cm" svg:y="0.254cm">
          <draw:plugin xlink:href="Media/s_0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Consistency: Ensures that related objects are created together, maintaining consistency across the product families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4">S</text:span><text:span text:style-name="T5">.W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S</text:span><text:span text:style-name="T7">trengths</text:span></text:p>
                <text:list>
                  <text:list-item>
                    <text:p><text:span text:style-name="T7">Abstraction</text:span></text:p>
                  </text:list-item>
                  <text:list-item>
                    <text:p><text:span text:style-name="T7">Consistency</text:span></text:p>
                  </text:list-item>
                  <text:list-item>
                    <text:p><text:span text:style-name="T7">Scalability</text:span></text:p>
                    <text:p><text:span text:style-name="T7"/></text:p>
                  </text:list-item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0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Scalability: It is easy to introduce new variants of products without changing the client code, making the system scalable and adaptable to future requirements.</text:p>
              <text:p text:style-name="P2"/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4">S</text:span><text:span text:style-name="T5">.W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S</text:span><text:span text:style-name="T7">trengths</text:span></text:p>
                <text:list>
                  <text:list-item>
                    <text:p><text:span text:style-name="T7">Abstraction</text:span></text:p>
                  </text:list-item>
                  <text:list-item>
                    <text:p><text:span text:style-name="T7">Consistency</text:span></text:p>
                  </text:list-item>
                  <text:list-item>
                    <text:p><text:span text:style-name="T7">Scalability</text:span></text:p>
                  </text:list-item>
                  <text:list-item>
                    <text:p><text:span text:style-name="T7">Flexibility</text:span></text:p>
                  </text:list-item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0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Flexibility: Supports switching between different families of products easily, enabling a flexible and extensible architecture.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</text:span><text:span text:style-name="T4">W</text:span><text:span text:style-name="T5">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W</text:span><text:span text:style-name="T7">eaknesses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08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W Weaknesses 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</text:span><text:span text:style-name="T4">W</text:span><text:span text:style-name="T5">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W</text:span><text:span text:style-name="T7">eaknesses</text:span></text:p>
                <text:list>
                  <text:list-item>
                    <text:p text:style-name="P2"><text:span text:style-name="T7">Complexity</text:span></text:p>
                    <text:p><text:span text:style-name="T7"/></text:p>
                  </text:list-item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09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Complexity: The pattern introduces additional complexity in the codebase. Implementing an abstract factory requires creating multiple interfaces and concrete classes, which can increase the code's complexity.</text:p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</text:span><text:span text:style-name="T4">W</text:span><text:span text:style-name="T5">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W</text:span><text:span text:style-name="T7">eaknesses</text:span></text:p>
                <text:list>
                  <text:list-item>
                    <text:p text:style-name="P2"><text:span text:style-name="T7">Complexity</text:span></text:p>
                  </text:list-item>
                  <text:list-item>
                    <text:p text:style-name="P2"><text:span text:style-name="T7">Maintenance</text:span></text:p>
                  </text:list-item>
                </text:list>
              </text:list-item>
            </text:list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Maintenance: The number of classes and interfaces can grow significantly, making the system harder to maintain and understand.</text:p>
              <text:p text:style-name="P2">.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</text:span><text:span text:style-name="T4">W</text:span><text:span text:style-name="T5">.O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W</text:span><text:span text:style-name="T7">eaknesses</text:span></text:p>
                <text:list>
                  <text:list-item>
                    <text:p text:style-name="P2"><text:span text:style-name="T7">Complexity</text:span></text:p>
                  </text:list-item>
                  <text:list-item>
                    <text:p text:style-name="P2"><text:span text:style-name="T7">Maintenance</text:span></text:p>
                  </text:list-item>
                  <text:list-item>
                    <text:p text:style-name="P2"><text:span text:style-name="T7">Learning Curve</text:span></text:p>
                  </text:list-item>
                </text:list>
              </text:list-item>
            </text:list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Learning Curve: Developers need to have a good understanding of the pattern to implement and maintain it correctly, which can be challenging for those new to design patterns or C++.</text:p>
              <text:p text:style-name="P2"/>
              <text:p text:style-name="P2">.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</text:span><text:span text:style-name="T4">W</text:span><text:span text:style-name="T5">.</text:span><text:span text:style-name="T4">O</text:span><text:span text:style-name="T5">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O</text:span><text:span text:style-name="T7">pportunities</text:span></text:p>
                <text:list>
                  <text:list-header>
                    <text:p text:style-name="P2"><text:span text:style-name="T7"/></text:p>
                  </text:list-header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O Opportunities</text:p>
              <text:p text:style-name="P2">.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W.</text:span><text:span text:style-name="T4">O</text:span><text:span text:style-name="T5">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O</text:span><text:span text:style-name="T7">pportunities</text:span></text:p>
                <text:list>
                  <text:list-item>
                    <text:p><text:span text:style-name="T7">Modern C++ Features </text:span></text:p>
                    <text:p text:style-name="P2"><text:span text:style-name="T7"/></text:p>
                  </text:list-item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Modern C++ Features: Utilizing modern C++ features like smart pointers, type traits, and templates can enhance the implementation of the Abstract Factory pattern, making it more efficient and easier to use</text:p>
              <text:p text:style-name="P2">.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W.</text:span><text:span text:style-name="T4">O</text:span><text:span text:style-name="T5">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O</text:span><text:span text:style-name="T7">pportunities</text:span></text:p>
                <text:list>
                  <text:list-item>
                    <text:p><text:span text:style-name="T7">Modern C++ Features</text:span></text:p>
                  </text:list-item>
                  <text:list-item>
                    <text:p><text:span text:style-name="T7">Cross-Platform Development </text:span></text:p>
                    <text:p text:style-name="P2"><text:span text:style-name="T7"/></text:p>
                  </text:list-item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Cross-Platform Development: The pattern can be beneficial in cross-platform development, allowing different product families to be created for different platforms with minimal code changes</text:p>
              <text:p text:style-name="P2">.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W.</text:span><text:span text:style-name="T4">O</text:span><text:span text:style-name="T5">.T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O</text:span><text:span text:style-name="T7">pportunities</text:span></text:p>
                <text:list>
                  <text:list-item>
                    <text:p><text:span text:style-name="T7">Modern C++ Features</text:span></text:p>
                  </text:list-item>
                  <text:list-item>
                    <text:p><text:span text:style-name="T7">Cross-Platform Development</text:span></text:p>
                  </text:list-item>
                  <text:list-item>
                    <text:p><text:span text:style-name="T7"><text:s/></text:span><text:span text:style-name="T7">Integration with Other Patterns</text:span></text:p>
                    <text:p text:style-name="P2"><text:span text:style-name="T7"/></text:p>
                  </text:list-item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Integration with Other Patterns: Abstract Factory can be integrated with other design patterns, such as Singleton, Builder, and Prototype, to solve more complex design problems and create more robust systems.</text:p>
              <text:p text:style-name="P2"/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W.O.</text:span><text:span text:style-name="T4">T</text:span><text:span text:style-name="T5">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T</text:span><text:span text:style-name="T7">hreats</text:span></text:p>
                <text:list>
                  <text:list-header>
                    <text:p><text:span text:style-name="T7"/></text:p>
                    <text:p text:style-name="P2"><text:span text:style-name="T7"/></text:p>
                  </text:list-header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T Threats</text:p>
              <text:p text:style-name="P2">.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W.O.</text:span><text:span text:style-name="T4">T</text:span><text:span text:style-name="T5">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T</text:span><text:span text:style-name="T7">hreats</text:span></text:p>
                <text:list>
                  <text:list-item>
                    <text:p><text:span text:style-name="T7">Overengineering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list>
                  <text:list-header>
                    <text:p text:style-name="P2"><text:span text:style-name="T7"/></text:p>
                  </text:list-header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Overengineering: There is a risk of overengineering, especially for simple systems where the benefits of the Abstract Factory pattern do not justify its complexity.</text:p>
              <text:p text:style-name="P2"/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W.O.</text:span><text:span text:style-name="T4">T</text:span><text:span text:style-name="T5">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T</text:span><text:span text:style-name="T7">hreats</text:span></text:p>
                <text:list>
                  <text:list-item>
                    <text:p><text:span text:style-name="T7">Overengineering</text:span></text:p>
                  </text:list-item>
                  <text:list-item>
                    <text:p><text:span text:style-name="T7">Performance Overhead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list>
                  <text:list-header>
                    <text:p text:style-name="P2"><text:span text:style-name="T7"/></text:p>
                  </text:list-header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8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Performance Overhead: The pattern might introduce some performance overhead due to the extra layers of abstraction, which can be a concern in performance-critical applications.</text:p>
              <text:p text:style-name="P2"/>
            </draw:text-box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5">S.W.O.</text:span><text:span text:style-name="T4">T</text:span><text:span text:style-name="T5">. </text:span><text:span text:style-name="T6">Analysis</text:span> 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T</text:span><text:span text:style-name="T7">hreats</text:span></text:p>
                <text:list>
                  <text:list-item>
                    <text:p><text:span text:style-name="T7">Overengineering</text:span></text:p>
                  </text:list-item>
                  <text:list-item>
                    <text:p><text:span text:style-name="T7">Performance Overhead</text:span></text:p>
                  </text:list-item>
                  <text:list-item>
                    <text:p><text:span text:style-name="T7">Misuse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list>
                  <text:list-header>
                    <text:p text:style-name="P2"><text:span text:style-name="T7"/></text:p>
                  </text:list-header>
                </text:list>
              </text:list-item>
            </text:list>
            <text:p text:style-name="P2"/>
            <text:p text:style-name="P2"/>
            <text:list text:continue-numbering="true"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/>
          </draw:text-box>
        </draw:frame>
        <draw:frame draw:style-name="standard" draw:layer="layout" svg:width="0.254cm" svg:height="0.254cm" svg:x="0.254cm" svg:y="0.254cm">
          <draw:plugin xlink:href="Media/s_19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Misuse: Incorrect use or misunderstanding of the pattern can lead to a rigid and convoluted codebase, negating the benefits and making the system harder to work with.</text:p>
              <text:p text:style-name="P2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8-09T13:22:05.950754781</dc:date>
    <meta:editing-duration>PT2H22M58S</meta:editing-duration>
    <meta:editing-cycles>20</meta:editing-cycles>
    <meta:document-statistic meta:object-count="114"/>
  </office:meta>
</office:document-meta>
</file>